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3" table:style-name="ta1" table:print="false"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n_inc</text:p>
          </table:table-cell>
          <table:table-cell office:value-type="string">
            <text:p>dep_type</text:p>
          </table:table-cell>
          <table:table-cell office:value-type="string">
            <text:p>dep_name</text:p>
          </table:table-cell>
          <table:table-cell table:style-name="ce1"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style-name="ce1"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etting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etting</text:p>
          </table:table-cell>
          <table:table-cell office:value-type="string">
            <text:p>D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etting</text:p>
          </table:table-cell>
          <table:table-cell office:value-type="string">
            <text:p>D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orking</text:p>
          </table:table-cell>
          <table:table-cell office:value-type="string">
            <text:p>D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Working</text:p>
          </table:table-cell>
          <table:table-cell office:value-type="string">
            <text:p>D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orking</text:p>
          </table:table-cell>
          <table:table-cell office:value-type="string">
            <text:p>D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Working</text:p>
          </table:table-cell>
          <table:table-cell office:value-type="string">
            <text:p>D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esting</text:p>
          </table:table-cell>
          <table:table-cell office:value-type="string">
            <text:p>D8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 table:number-rows-repeated="3">
          <table:table-cell table:style-name="Default"/>
          <table:table-cell table:number-columns-repeated="7"/>
        </table:table-row>
        <table:table-row table:style-name="ro2" table:number-rows-repeated="1046266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2">02/12/2020</text:date>, <text:time>16.48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5:26:44.99</meta:creation-date>
    <dc:date>2020-12-02T16:48:49.31</dc:date>
    <meta:editing-duration>PT32M56S</meta:editing-duration>
    <meta:editing-cycles>12</meta:editing-cycles>
    <meta:generator>OpenOffice/4.1.5$Win32 OpenOffice.org_project/415m1$Build-9789</meta:generator>
    <meta:document-statistic meta:table-count="1" meta:cell-count="6915" meta:object-count="0"/>
  </office:meta>
</office:document-meta>
</file>